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row>
            <mo stretchy="false">∂</mo>
            <mi>F</mi>
          </mrow>
        </munder>
        <mtext>d</mtext>
      </mrow>
      <mstyle mathvariant="bold">
        <mrow>
          <mi>r</mi>
        </mrow>
      </mstyle>
      <mo stretchy="false">△</mo>
      <mo stretchy="false">…</mo>
      <mrow>
        <mi/>
        <mo stretchy="false">=</mo>
        <mi/>
      </mrow>
      <mrow>
        <munder>
          <mo stretchy="false">∫</mo>
          <mi>F</mi>
        </munder>
        <mrow>
          <mo stretchy="false">(</mo>
          <mrow>
            <mtext>d</mtext>
            <mstyle mathvariant="bold">
              <mrow>
                <mi>f</mi>
              </mrow>
            </mstyle>
            <mrow>
              <mi/>
              <mo stretchy="false">×</mo>
              <mi/>
            </mrow>
            <mo stretchy="false">∇</mo>
          </mrow>
          <mo stretchy="false">)</mo>
        </mrow>
      </mrow>
      <mo stretchy="false">△</mo>
      <mo stretchy="false">…</mo>
    </mrow>
    <annotation encoding="StarMath 5.0">int from {partial F} "d" bold r %Ux25B3 dotslow `=` int from F ("d" bold f `times` nabla ) %Ux25B3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0:08:50.677000000</meta:creation-date>
    <meta:generator>LibreOffice/4.1.4.2$Windows_x86 LibreOffice_project/0a0440ccc0227ad9829de5f46be37cfb6edcf72</meta:generator>
  </office:meta>
</office:document-meta>
</file>